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2cm" draw:fill-color="#47adda"/>
    </style:style>
    <style:style style:name="gr2" style:family="graphic" style:parent-style-name="standard">
      <style:graphic-properties draw:stroke="none" svg:stroke-width="0.002cm" draw:fill-color="#add2dd"/>
    </style:style>
    <style:style style:name="gr3" style:family="graphic" style:parent-style-name="standard">
      <style:graphic-properties draw:stroke="none" svg:stroke-width="0.002cm" draw:fill-color="#0c658c"/>
    </style:style>
    <style:style style:name="gr4" style:family="graphic" style:parent-style-name="standard">
      <style:graphic-properties draw:stroke="none" svg:stroke-width="0.002cm" draw:fill-color="#2198ca"/>
    </style:style>
    <style:style style:name="gr5" style:family="graphic" style:parent-style-name="standard">
      <style:graphic-properties draw:stroke="none" svg:stroke-width="0.002cm" draw:fill-color="#1a516f"/>
    </style:style>
    <style:style style:name="gr6" style:family="graphic" style:parent-style-name="standard">
      <style:graphic-properties draw:stroke="none" svg:stroke-width="0.002cm" draw:fill-color="#131516"/>
    </style:style>
    <style:style style:name="gr7" style:family="graphic" style:parent-style-name="standard">
      <style:graphic-properties svg:stroke-width="0.002cm" svg:stroke-color="#96c6d4" draw:fill="none" draw:fill-color="#ffffff" fo:padding-top="-0.049cm" fo:padding-bottom="-0.049cm" fo:padding-left="-0.049cm" fo:padding-right="-0.049cm"/>
    </style:style>
    <style:style style:name="gr8" style:family="graphic" style:parent-style-name="standard">
      <style:graphic-properties draw:stroke="none" svg:stroke-width="0.002cm" draw:fill-color="#ffffff"/>
    </style:style>
  </office:automatic-styles>
  <office:body>
    <office:drawing>
      <draw:page draw:name="page1" draw:style-name="dp1" draw:master-page-name="Default">
        <draw:g>
          <draw:glue-point draw:id="4" svg:x="-2.35cm" svg:y="-5cm"/>
          <draw:glue-point draw:id="5" svg:x="5cm" svg:y="-5cm"/>
          <draw:glue-point draw:id="6" svg:x="1.325cm" svg:y="-5cm"/>
          <draw:glue-point draw:id="7" svg:x="-4.941cm" svg:y="5cm"/>
          <draw:glue-point draw:id="8" svg:x="2.96cm" svg:y="5cm"/>
          <draw:glue-point draw:id="9" svg:x="-0.989cm" svg:y="5cm"/>
          <draw:glue-point draw:id="10" svg:x="-5cm" svg:y="-2.549cm"/>
          <draw:glue-point draw:id="11" svg:x="-5cm" svg:y="1.191cm"/>
          <draw:glue-point draw:id="12" svg:x="5cm" svg:y="2.112cm"/>
          <draw:glue-point draw:id="13" svg:x="5cm" svg:y="-1.444cm"/>
          <draw:glue-point draw:id="14" svg:x="0.1cm" svg:y="-0.069cm"/>
          <draw:polygon draw:style-name="gr1" draw:layer="layout" svg:width="2.205cm" svg:height="0.479cm" svg:x="0.021cm" svg:y="0.019cm" svg:viewBox="0 0 2206 480" draw:points="1758,480 2206,0 579,0 0,480">
            <text:p/>
          </draw:polygon>
          <draw:polygon draw:style-name="gr2" draw:layer="layout" svg:width="0.47cm" svg:height="0.492cm" svg:x="1.773cm" svg:y="0.011cm" svg:viewBox="0 0 471 493" draw:points="453,0 447,2 0,482 11,493 459,12 453,0 459,12 471,0">
            <text:p/>
          </draw:polygon>
          <draw:polygon draw:style-name="gr2" draw:layer="layout" svg:width="1.631cm" svg:height="0.015cm" svg:x="0.594cm" svg:y="0.011cm" svg:viewBox="0 0 1632 16" draw:points="0,2 5,16 1632,16 1632,0 5,0 0,2 5,0 2,0">
            <text:p/>
          </draw:polygon>
          <draw:polygon draw:style-name="gr2" draw:layer="layout" svg:width="0.604cm" svg:height="0.492cm" svg:x="0cm" svg:y="0.013cm" svg:viewBox="0 0 605 493" draw:points="20,493 25,490 605,11 595,0 15,479 20,493 15,479 0,493">
            <text:p/>
          </draw:polygon>
          <draw:polygon draw:style-name="gr2" draw:layer="layout" svg:width="1.764cm" svg:height="0.015cm" svg:x="0.021cm" svg:y="0.49cm" svg:viewBox="0 0 1765 16" draw:points="1765,13 1758,0 0,0 0,16 1758,16 1765,13 1758,16 1762,16">
            <text:p/>
          </draw:polygon>
          <draw:polygon draw:style-name="gr3" draw:layer="layout" svg:width="0.448cm" svg:height="1.96cm" svg:x="1.778cm" svg:y="0.019cm" svg:viewBox="0 0 449 1961" draw:points="449,1399 448,0 0,479 0,1961">
            <text:p/>
          </draw:polygon>
          <draw:polygon draw:style-name="gr2" draw:layer="layout" svg:width="0.015cm" svg:height="1.418cm" svg:x="2.219cm" svg:y="0cm" svg:viewBox="0 0 16 1419" draw:points="1,13 0,18 0,1419 16,1419 16,18 1,13 16,18 16,0">
            <text:p/>
          </draw:polygon>
          <draw:polygon draw:style-name="gr2" draw:layer="layout" svg:width="0.46cm" svg:height="0.489cm" svg:x="1.771cm" svg:y="0.014cm" svg:viewBox="0 0 461 490" draw:points="0,484 13,490 461,10 449,0 1,479 0,484 1,479 0,481">
            <text:p/>
          </draw:polygon>
          <draw:polygon draw:style-name="gr2" draw:layer="layout" svg:width="0.015cm" svg:height="1.502cm" svg:x="1.771cm" svg:y="0.498cm" svg:viewBox="0 0 16 1503" draw:points="14,1486 16,1481 16,0 0,0 0,1481 14,1486 0,1481 0,1503">
            <text:p/>
          </draw:polygon>
          <draw:polygon draw:style-name="gr2" draw:layer="layout" svg:width="0.461cm" svg:height="0.57cm" svg:x="1.772cm" svg:y="1.413cm" svg:viewBox="0 0 462 571" draw:points="462,4 448,0 0,562 11,571 460,9 462,4 460,9 462,7">
            <text:p/>
          </draw:polygon>
          <draw:polygon draw:style-name="gr4" draw:layer="layout" svg:width="1.758cm" svg:height="1.481cm" svg:x="0.021cm" svg:y="0.498cm" svg:viewBox="0 0 1759 1482" draw:points="1759,1482 1759,0 0,0 0,1482">
            <text:p/>
          </draw:polygon>
          <draw:polygon draw:style-name="gr2" draw:layer="layout" svg:width="0.015cm" svg:height="1.489cm" svg:x="1.771cm" svg:y="0.49cm" svg:viewBox="0 0 16 1490" draw:points="7,0 0,7 0,1490 16,1490 16,7 7,0 16,7 16,0">
            <text:p/>
          </draw:polygon>
          <draw:polygon draw:style-name="gr2" draw:layer="layout" svg:width="1.765cm" svg:height="0.015cm" svg:x="0.013cm" svg:y="0.49cm" svg:viewBox="0 0 1766 16" draw:points="0,7 7,16 1766,16 1766,0 7,0 0,7 7,0 0,0">
            <text:p/>
          </draw:polygon>
          <draw:polygon draw:style-name="gr2" draw:layer="layout" svg:width="0.016cm" svg:height="1.489cm" svg:x="0.013cm" svg:y="0.498cm" svg:viewBox="0 0 17 1490" draw:points="8,1490 17,1482 16,0 0,0 0,1482 8,1490 0,1482 0,1490">
            <text:p/>
          </draw:polygon>
          <draw:polygon draw:style-name="gr2" draw:layer="layout" svg:width="1.765cm" svg:height="0.015cm" svg:x="0.021cm" svg:y="1.971cm" svg:viewBox="0 0 1766 16" draw:points="1766,8 1758,0 0,0 0,16 1758,16 1766,8 1758,16 1766,16">
            <text:p/>
          </draw:polygon>
          <draw:polygon draw:style-name="gr5" draw:layer="layout" svg:width="1.327cm" svg:height="1.185cm" svg:x="0.196cm" svg:y="0.638cm" svg:viewBox="0 0 1328 1186" draw:points="1328,1186 1328,0 0,0 0,1186">
            <text:p/>
          </draw:polygon>
          <draw:polygon draw:style-name="gr2" draw:layer="layout" svg:width="0.015cm" svg:height="1.192cm" svg:x="1.515cm" svg:y="0.631cm" svg:viewBox="0 0 16 1193" draw:points="8,0 0,7 0,1193 16,1193 16,7 8,0 16,7 16,0">
            <text:p/>
          </draw:polygon>
          <draw:polygon draw:style-name="gr2" draw:layer="layout" svg:width="1.334cm" svg:height="0.015cm" svg:x="0.189cm" svg:y="0.631cm" svg:viewBox="0 0 1335 16" draw:points="0,7 7,16 1335,16 1335,0 7,0 0,7 7,0 0,0">
            <text:p/>
          </draw:polygon>
          <draw:polygon draw:style-name="gr2" draw:layer="layout" svg:width="0.016cm" svg:height="1.192cm" svg:x="0.189cm" svg:y="0.638cm" svg:viewBox="0 0 17 1193" draw:points="8,1193 17,1185 16,0 0,0 0,1185 8,1193 0,1185 0,1193">
            <text:p/>
          </draw:polygon>
          <draw:polygon draw:style-name="gr2" draw:layer="layout" svg:width="1.334cm" svg:height="0.015cm" svg:x="0.197cm" svg:y="1.815cm" svg:viewBox="0 0 1335 16" draw:points="1335,7 1327,0 0,0 0,16 1327,16 1335,7 1327,16 1335,16">
            <text:p/>
          </draw:polygon>
          <draw:polygon draw:style-name="gr6" draw:layer="layout" svg:width="1.312cm" svg:height="0.119cm" svg:x="0.556cm" svg:y="0.183cm" svg:viewBox="0 0 1313 120" draw:points="1313,60 976,0 955,33 49,32 0,74 919,74 898,120">
            <text:p/>
          </draw:polygon>
          <draw:line draw:style-name="gr7" draw:layer="layout" svg:x1="0.307cm" svg:y1="0.638cm" svg:x2="0.327cm" svg:y2="56.878cm">
            <text:p/>
          </draw:line>
          <draw:polygon draw:style-name="gr2" draw:layer="layout" svg:width="0.016cm" svg:height="1.185cm" svg:x="0.298cm" svg:y="0.638cm" svg:viewBox="0 0 17 1186" draw:points="17,1186 15,0 0,0 1,1186">
            <text:p/>
          </draw:polygon>
          <draw:line draw:style-name="gr7" draw:layer="layout" svg:x1="0.417cm" svg:y1="0.638cm" svg:x2="0.419cm" svg:y2="1.824cm">
            <text:p/>
          </draw:line>
          <draw:polygon draw:style-name="gr2" draw:layer="layout" svg:width="0.016cm" svg:height="1.185cm" svg:x="0.409cm" svg:y="0.638cm" svg:viewBox="0 0 17 1186" draw:points="17,1186 16,0 0,0 0,1186">
            <text:p/>
          </draw:polygon>
          <draw:line draw:style-name="gr7" draw:layer="layout" svg:x1="0.527cm" svg:y1="0.638cm" svg:x2="0.529cm" svg:y2="1.824cm">
            <text:p/>
          </draw:line>
          <draw:polygon draw:style-name="gr2" draw:layer="layout" svg:width="0.016cm" svg:height="1.185cm" svg:x="0.519cm" svg:y="0.638cm" svg:viewBox="0 0 17 1186" draw:points="17,1186 16,0 0,0 0,1186">
            <text:p/>
          </draw:polygon>
          <draw:line draw:style-name="gr7" draw:layer="layout" svg:x1="0.637cm" svg:y1="0.638cm" svg:x2="0.639cm" svg:y2="1.824cm">
            <text:p/>
          </draw:line>
          <draw:polygon draw:style-name="gr2" draw:layer="layout" svg:width="0.016cm" svg:height="1.185cm" svg:x="0.63cm" svg:y="0.638cm" svg:viewBox="0 0 17 1186" draw:points="17,1186 16,0 0,0 0,1186">
            <text:p/>
          </draw:polygon>
          <draw:line draw:style-name="gr7" draw:layer="layout" svg:x1="0.747cm" svg:y1="0.638cm" svg:x2="0.749cm" svg:y2="1.824cm">
            <text:p/>
          </draw:line>
          <draw:polygon draw:style-name="gr2" draw:layer="layout" svg:width="0.016cm" svg:height="1.185cm" svg:x="0.74cm" svg:y="0.638cm" svg:viewBox="0 0 17 1186" draw:points="17,1186 16,0 0,0 0,1186">
            <text:p/>
          </draw:polygon>
          <draw:line draw:style-name="gr7" draw:layer="layout" svg:x1="0.858cm" svg:y1="0.638cm" svg:x2="0.878cm" svg:y2="56.878cm">
            <text:p/>
          </draw:line>
          <draw:polygon draw:style-name="gr2" draw:layer="layout" svg:width="0.016cm" svg:height="1.185cm" svg:x="0.85cm" svg:y="0.638cm" svg:viewBox="0 0 17 1186" draw:points="17,1186 16,0 0,0 0,1186">
            <text:p/>
          </draw:polygon>
          <draw:line draw:style-name="gr7" draw:layer="layout" svg:x1="0.968cm" svg:y1="0.638cm" svg:x2="0.97cm" svg:y2="1.824cm">
            <text:p/>
          </draw:line>
          <draw:polygon draw:style-name="gr2" draw:layer="layout" svg:width="0.016cm" svg:height="1.185cm" svg:x="0.96cm" svg:y="0.638cm" svg:viewBox="0 0 17 1186" draw:points="17,1186 16,0 0,0 0,1186">
            <text:p/>
          </draw:polygon>
          <draw:line draw:style-name="gr7" draw:layer="layout" svg:x1="1.079cm" svg:y1="0.638cm" svg:x2="1.099cm" svg:y2="56.878cm">
            <text:p/>
          </draw:line>
          <draw:polygon draw:style-name="gr2" draw:layer="layout" svg:width="0.016cm" svg:height="1.185cm" svg:x="1.071cm" svg:y="0.638cm" svg:viewBox="0 0 17 1186" draw:points="17,1186 16,0 0,0 0,1186">
            <text:p/>
          </draw:polygon>
          <draw:line draw:style-name="gr7" draw:layer="layout" svg:x1="1.189cm" svg:y1="0.638cm" svg:x2="1.209cm" svg:y2="56.878cm">
            <text:p/>
          </draw:line>
          <draw:polygon draw:style-name="gr2" draw:layer="layout" svg:width="0.016cm" svg:height="1.185cm" svg:x="1.181cm" svg:y="0.638cm" svg:viewBox="0 0 17 1186" draw:points="17,1186 16,0 0,0 0,1186">
            <text:p/>
          </draw:polygon>
          <draw:line draw:style-name="gr7" draw:layer="layout" svg:x1="1.299cm" svg:y1="0.638cm" svg:x2="1.319cm" svg:y2="56.878cm">
            <text:p/>
          </draw:line>
          <draw:polygon draw:style-name="gr2" draw:layer="layout" svg:width="0.016cm" svg:height="1.185cm" svg:x="1.292cm" svg:y="0.638cm" svg:viewBox="0 0 17 1186" draw:points="17,1186 15,0 0,0 0,1186">
            <text:p/>
          </draw:polygon>
          <draw:line draw:style-name="gr7" draw:layer="layout" svg:x1="1.409cm" svg:y1="0.638cm" svg:x2="1.411cm" svg:y2="1.824cm">
            <text:p/>
          </draw:line>
          <draw:polygon draw:style-name="gr2" draw:layer="layout" svg:width="0.016cm" svg:height="1.185cm" svg:x="1.402cm" svg:y="0.638cm" svg:viewBox="0 0 17 1186" draw:points="17,1186 16,0 0,0 0,1186">
            <text:p/>
          </draw:polygon>
          <draw:polygon draw:style-name="gr8" draw:layer="layout" svg:width="1.313cm" svg:height="0.119cm" svg:x="0.532cm" svg:y="0.207cm" svg:viewBox="0 0 1314 120" draw:points="1314,60 976,0 955,33 49,32 0,74 919,74 899,120">
            <text:p/>
          </draw:polygon>
          <draw:polygon draw:style-name="gr3" draw:layer="layout" svg:width="1.754cm" svg:height="0.373cm" svg:x="0.025cm" svg:y="0.622cm" svg:viewBox="0 0 1755 374" draw:points="1754,374 0,374 0,0 1755,0">
            <text:p/>
          </draw:polygon>
          <draw:polygon draw:style-name="gr2" draw:layer="layout" svg:width="1.762cm" svg:height="0.017cm" svg:x="0.016cm" svg:y="0.987cm" svg:viewBox="0 0 1763 18" draw:points="0,8 8,18 1763,18 1763,0 8,0 0,8 0,18 8,18">
            <text:p/>
          </draw:polygon>
          <draw:polygon draw:style-name="gr2" draw:layer="layout" svg:width="0.017cm" svg:height="0.381cm" svg:x="0.016cm" svg:y="0.614cm" svg:viewBox="0 0 18 382" draw:points="9,0 0,8 0,382 17,382 18,8 9,0 0,0 0,8">
            <text:p/>
          </draw:polygon>
          <draw:polygon draw:style-name="gr2" draw:layer="layout" svg:width="1.762cm" svg:height="0.016cm" svg:x="0.025cm" svg:y="0.614cm" svg:viewBox="0 0 1763 17" draw:points="1763,8 1754,0 0,0 0,17 1754,17 1763,8 1763,0 1754,0">
            <text:p/>
          </draw:polygon>
          <draw:polygon draw:style-name="gr2" draw:layer="layout" svg:width="0.017cm" svg:height="0.382cm" svg:x="1.77cm" svg:y="0.622cm" svg:viewBox="0 0 18 383" draw:points="8,383 17,374 18,0 0,0 0,374 8,383 17,383 17,374">
            <text:p/>
          </draw:polygon>
          <draw:polygon draw:style-name="gr8" draw:layer="layout" svg:width="0.235cm" svg:height="0.162cm" svg:x="0.194cm" svg:y="0.722cm" svg:viewBox="0 0 236 163" draw:points="236,163 0,163 0,0 236,0">
            <text:p/>
          </draw:polygon>
          <draw:polygon draw:style-name="gr8" draw:layer="layout" svg:width="0.07cm" svg:height="0.027cm" svg:x="0.118cm" svg:y="0.939cm" svg:viewBox="0 0 71 28" draw:points="71,28 0,28 0,0 71,0">
            <text:p/>
          </draw:polygon>
          <draw:polygon draw:style-name="gr8" draw:layer="layout" svg:width="0.071cm" svg:height="0.027cm" svg:x="0.261cm" svg:y="0.939cm" svg:viewBox="0 0 72 28" draw:points="72,28 0,28 0,0 72,0">
            <text:p/>
          </draw:polygon>
          <draw:polygon draw:style-name="gr8" draw:layer="layout" svg:width="0.07cm" svg:height="0.027cm" svg:x="0.405cm" svg:y="0.939cm" svg:viewBox="0 0 71 28" draw:points="71,28 0,28 0,0 71,0">
            <text:p/>
          </draw:polygon>
          <draw:polygon draw:style-name="gr8" draw:layer="layout" svg:width="0.071cm" svg:height="0.027cm" svg:x="0.548cm" svg:y="0.939cm" svg:viewBox="0 0 72 28" draw:points="72,28 0,28 0,0 72,0">
            <text:p/>
          </draw:polygon>
          <draw:polygon draw:style-name="gr8" draw:layer="layout" svg:width="0.07cm" svg:height="0.027cm" svg:x="0.691cm" svg:y="0.939cm" svg:viewBox="0 0 71 28" draw:points="71,28 0,28 0,0 71,0">
            <text:p/>
          </draw:polygon>
          <draw:polygon draw:style-name="gr8" draw:layer="layout" svg:width="0.071cm" svg:height="0.027cm" svg:x="0.835cm" svg:y="0.939cm" svg:viewBox="0 0 72 28" draw:points="72,28 0,28 0,0 72,0">
            <text:p/>
          </draw:polygon>
          <draw:polygon draw:style-name="gr8" draw:layer="layout" svg:width="0.07cm" svg:height="0.027cm" svg:x="0.978cm" svg:y="0.939cm" svg:viewBox="0 0 71 28" draw:points="71,28 0,28 0,0 71,0">
            <text:p/>
          </draw:polygon>
          <draw:polygon draw:style-name="gr8" draw:layer="layout" svg:width="0.07cm" svg:height="0.027cm" svg:x="1.122cm" svg:y="0.939cm" svg:viewBox="0 0 71 28" draw:points="71,28 0,28 0,0 71,0">
            <text:p/>
          </draw:polygon>
          <draw:polygon draw:style-name="gr8" draw:layer="layout" svg:width="0.07cm" svg:height="0.027cm" svg:x="1.265cm" svg:y="0.939cm" svg:viewBox="0 0 71 28" draw:points="71,28 0,28 0,0 71,0">
            <text:p/>
          </draw:polygon>
          <draw:polygon draw:style-name="gr8" draw:layer="layout" svg:width="0.07cm" svg:height="0.027cm" svg:x="1.409cm" svg:y="0.939cm" svg:viewBox="0 0 71 28" draw:points="71,28 0,28 0,0 71,0">
            <text:p/>
          </draw:polygon>
          <draw:polygon draw:style-name="gr8" draw:layer="layout" svg:width="0.07cm" svg:height="0.027cm" svg:x="1.552cm" svg:y="0.939cm" svg:viewBox="0 0 71 28" draw:points="71,28 0,28 0,0 71,0">
            <text:p/>
          </draw:polygon>
          <draw:polygon draw:style-name="gr8" draw:layer="layout" svg:width="0.071cm" svg:height="0.027cm" svg:x="0.122cm" svg:y="0.649cm" svg:viewBox="0 0 72 28" draw:points="72,28 0,28 0,0 72,0">
            <text:p/>
          </draw:polygon>
          <draw:polygon draw:style-name="gr8" draw:layer="layout" svg:width="0.07cm" svg:height="0.027cm" svg:x="0.265cm" svg:y="0.649cm" svg:viewBox="0 0 71 28" draw:points="71,28 0,28 0,0 71,0">
            <text:p/>
          </draw:polygon>
          <draw:polygon draw:style-name="gr8" draw:layer="layout" svg:width="0.071cm" svg:height="0.027cm" svg:x="0.408cm" svg:y="0.649cm" svg:viewBox="0 0 72 28" draw:points="72,28 0,28 0,0 72,0">
            <text:p/>
          </draw:polygon>
          <draw:polygon draw:style-name="gr8" draw:layer="layout" svg:width="0.07cm" svg:height="0.027cm" svg:x="0.552cm" svg:y="0.649cm" svg:viewBox="0 0 71 28" draw:points="71,28 0,28 0,0 71,0">
            <text:p/>
          </draw:polygon>
          <draw:polygon draw:style-name="gr8" draw:layer="layout" svg:width="0.07cm" svg:height="0.027cm" svg:x="0.695cm" svg:y="0.649cm" svg:viewBox="0 0 71 28" draw:points="71,28 0,28 0,0 71,0">
            <text:p/>
          </draw:polygon>
          <draw:polygon draw:style-name="gr8" draw:layer="layout" svg:width="0.07cm" svg:height="0.027cm" svg:x="0.839cm" svg:y="0.649cm" svg:viewBox="0 0 71 28" draw:points="71,28 0,28 0,0 71,0">
            <text:p/>
          </draw:polygon>
          <draw:polygon draw:style-name="gr8" draw:layer="layout" svg:width="0.071cm" svg:height="0.027cm" svg:x="0.982cm" svg:y="0.649cm" svg:viewBox="0 0 72 28" draw:points="71,28 0,28 0,0 72,0">
            <text:p/>
          </draw:polygon>
          <draw:polygon draw:style-name="gr8" draw:layer="layout" svg:width="0.07cm" svg:height="0.027cm" svg:x="1.126cm" svg:y="0.649cm" svg:viewBox="0 0 71 28" draw:points="71,28 0,28 0,0 71,0">
            <text:p/>
          </draw:polygon>
          <draw:polygon draw:style-name="gr8" draw:layer="layout" svg:width="0.07cm" svg:height="0.027cm" svg:x="1.269cm" svg:y="0.649cm" svg:viewBox="0 0 71 28" draw:points="71,28 0,28 0,0 71,0">
            <text:p/>
          </draw:polygon>
          <draw:polygon draw:style-name="gr8" draw:layer="layout" svg:width="0.07cm" svg:height="0.027cm" svg:x="1.413cm" svg:y="0.649cm" svg:viewBox="0 0 71 28" draw:points="71,28 0,28 0,0 71,0">
            <text:p/>
          </draw:polygon>
          <draw:polygon draw:style-name="gr8" draw:layer="layout" svg:width="0.071cm" svg:height="0.027cm" svg:x="1.556cm" svg:y="0.649cm" svg:viewBox="0 0 72 28" draw:points="72,28 0,28 0,0 72,0">
            <text:p/>
          </draw:polygon>
          <draw:polygon draw:style-name="gr8" draw:layer="layout" svg:width="0.234cm" svg:height="0.162cm" svg:x="0.577cm" svg:y="0.722cm" svg:viewBox="0 0 235 163" draw:points="234,163 0,163 0,0 235,0">
            <text:p/>
          </draw:polygon>
          <draw:polygon draw:style-name="gr8" draw:layer="layout" svg:width="0.235cm" svg:height="0.162cm" svg:x="0.959cm" svg:y="0.722cm" svg:viewBox="0 0 236 163" draw:points="235,163 0,163 0,0 236,0">
            <text:p/>
          </draw:polygon>
          <draw:polygon draw:style-name="gr8" draw:layer="layout" svg:width="0.235cm" svg:height="0.162cm" svg:x="1.342cm" svg:y="0.722cm" svg:viewBox="0 0 236 163" draw:points="235,163 0,163 0,0 236,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VN5900</dc:title>
    <meta:creation-date>2011-02-07T16:34:29</meta:creation-date>
    <meta:editing-duration>P0D</meta:editing-duration>
    <meta:editing-cycles>1</meta:editing-cycles>
    <meta:document-statistic meta:object-count="76"/>
    <meta:generator>OpenOffice.org/3.3$Linux OpenOffice.org_project/330m20$Build-9567</meta:generator>
  </office:meta>
</office:document-meta>
</file>